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b812" officeooo:paragraph-rsid="0016b812" style:font-weight-asian="bold" style:font-weight-complex="bold"/>
    </style:style>
    <style:style style:name="P2" style:family="paragraph" style:parent-style-name="Standard">
      <style:text-properties fo:font-size="16pt" fo:font-weight="bold" officeooo:rsid="0016e26f" officeooo:paragraph-rsid="0016e26f" style:font-weight-asian="bold" style:font-weight-complex="bold"/>
    </style:style>
    <style:style style:name="P3" style:family="paragraph" style:parent-style-name="Standard">
      <style:text-properties fo:font-size="16pt" fo:font-weight="bold" officeooo:rsid="0017170f" officeooo:paragraph-rsid="0017170f" style:font-weight-asian="bold" style:font-weight-complex="bold"/>
    </style:style>
    <style:style style:name="P4" style:family="paragraph" style:parent-style-name="Standard">
      <style:text-properties fo:font-size="12pt" fo:font-weight="normal" officeooo:rsid="0016b812" officeooo:paragraph-rsid="0016b812" style:font-weight-asian="normal" style:font-weight-complex="normal"/>
    </style:style>
    <style:style style:name="P5" style:family="paragraph" style:parent-style-name="Standard">
      <style:text-properties fo:font-size="12pt" fo:font-weight="normal" officeooo:rsid="0016e26f" officeooo:paragraph-rsid="0016e26f" style:font-weight-asian="normal" style:font-weight-complex="normal"/>
    </style:style>
    <style:style style:name="P6" style:family="paragraph" style:parent-style-name="Standard">
      <style:text-properties fo:font-size="12pt" fo:font-weight="normal" officeooo:rsid="0017170f" officeooo:paragraph-rsid="0017170f" style:font-weight-asian="normal" style:font-weight-complex="normal"/>
    </style:style>
    <style:style style:name="P7" style:family="paragraph" style:parent-style-name="Standard">
      <style:text-properties fo:font-size="12pt" fo:font-weight="bold" officeooo:rsid="0017170f" officeooo:paragraph-rsid="0017170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26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6.</text:span>Zig-zag conversion : </text:p>
      <text:p text:style-name="P4"/>
      <text:p text:style-name="P4">From beginning this problem appeared to me as pattern finding problem. I had bias &amp; made </text:p>
      <text:p text:style-name="P4">mistake due to it also. </text:p>
      <text:p text:style-name="P4">Eventually, I solved correctly only after visualizing pattern more carefully , this was possible due to </text:p>
      <text:p text:style-name="P4">dry run.</text:p>
      <text:p text:style-name="P4">This problem in brute force could have been easily solved , if I had taken <text:span text:style-name="T1">numRows</text:span> string &amp; inserted elements &amp; <text:span text:style-name="T1">maintained </text:span>an boolean to denote direction for upward or downward. First solution given.</text:p>
      <text:p text:style-name="P4"/>
      <text:p text:style-name="P2">7. Longest Palindromic Substring</text:p>
      <text:p text:style-name="P2"/>
      <text:p text:style-name="P5">I had previously solved and discussed this question in Paytm interview, so the approach was fresh in my mind. </text:p>
      <text:p text:style-name="P5">DP approach was also good, but it needed space.</text:p>
      <text:p text:style-name="P5"/>
      <text:p text:style-name="P3">8. Reverse Integer</text:p>
      <text:p text:style-name="P3"/>
      <text:p text:style-name="P6">Approach was convert input to string, then reverse the string . Then, largest number value is converted to string. </text:p>
      <text:p text:style-name="P6">Then, compare the two &amp; if reversed is greater than largest or not.</text:p>
      <text:p text:style-name="P7">This approach was giving problem at one edge case of <text:span text:style-name="T4">INT_MIN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7T20:23:29.560312639</meta:creation-date>
    <meta:generator>LibreOffice/7.1.3.2$Linux_X86_64 LibreOffice_project/7fefe725e5592600357e1894473a23e841987400</meta:generator>
    <dc:date>2021-05-17T23:58:25.508158793</dc:date>
    <meta:editing-duration>PT3H34M56S</meta:editing-duration>
    <meta:editing-cycles>3</meta:editing-cycles>
    <meta:document-statistic meta:table-count="0" meta:image-count="0" meta:object-count="0" meta:page-count="1" meta:paragraph-count="13" meta:word-count="154" meta:character-count="897" meta:non-whitespace-character-count="750"/>
  </office:meta>
</office:document-meta>
</file>